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2mm" svg:height="90.24mm" svg:x="27.61mm" svg:y="92.27mm">
            <loext:p draw:notify-on-update-of-ranges="Mo_példa_06_a.D10:Mo_példa_06_a.D10 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50:44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52:33.682000000</dc:date>
    <meta:print-date>2006-09-05T16:08:04</meta:print-date>
    <meta:editing-duration>PT30M56S</meta:editing-duration>
    <meta:editing-cycles>20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25cm" xlink:href=".." xlink:type="simple" chart:class="chart:scatter" chart:style-name="ch1">
        <chart:legend chart:legend-position="end" svg:x="13.3cm" svg:y="3.572cm" style:legend-expansion="high" chart:style-name="ch2"/>
        <chart:plot-area chart:style-name="ch3" table:cell-range-address="Mo_példa_06_a.D10:Mo_példa_06_a.H14" chart:data-source-has-labels="both" svg:x="0.32cm" svg:y="0.18cm" svg:width="12.66cm" svg:height="8.665cm">
          <chartooo:coordinate-region svg:x="2.714cm" svg:y="0.354cm" svg:width="9.84cm" svg:height="7.897cm"/>
          <chart:axis chart:dimension="x" chart:name="primary-x" chart:style-name="ch4" chartooo:axis-type="auto"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scatter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scatter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scatter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